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ver accent="true">
          <mi mathvariant="normal">x</mi>
          <mo stretchy="false">⃗</mo>
        </mover>
        <mo stretchy="false">=</mo>
        <mrow>
          <mo fence="true" form="prefix" stretchy="true">(</mo>
          <mrow>
            <mtable>
              <mtr>
                <mtd>
                  <mi mathvariant="normal">x</mi>
                </mtd>
              </mtr>
              <mtr>
                <mtd>
                  <mrow>
                    <mi mathvariant="normal">x</mi>
                    <mrow>
                      <mi mathvariant="normal">'</mi>
                      <mo stretchy="false">≝</mo>
                      <mi>xp</mi>
                    </mrow>
                  </mrow>
                </mtd>
              </mtr>
              <mtr>
                <mtd>
                  <mi mathvariant="normal">y</mi>
                </mtd>
              </mtr>
              <mtr>
                <mtd>
                  <mrow>
                    <mi mathvariant="normal">y</mi>
                    <mrow>
                      <mi mathvariant="normal">'</mi>
                      <mo stretchy="false">≝</mo>
                      <mi>yp</mi>
                    </mrow>
                  </mrow>
                </mtd>
              </mtr>
              <mtr>
                <mtd>
                  <mi mathvariant="normal">z</mi>
                </mtd>
              </mtr>
              <mtr>
                <mtd>
                  <mrow>
                    <mrow>
                      <mrow>
                        <mi mathvariant="normal">Δ</mi>
                        <mi mathvariant="normal">p</mi>
                      </mrow>
                      <mo stretchy="false">/</mo>
                      <mi mathvariant="normal">p</mi>
                    </mrow>
                    <mo stretchy="false">≝</mo>
                    <mi>zp</mi>
                  </mrow>
                </mtd>
              </mtr>
              <mtr>
                <mtd>
                  <mrow>
                    <mrow>
                      <mrow>
                        <mi>kin</mi>
                        <mi>energy</mi>
                      </mrow>
                      <mo stretchy="false">≝</mo>
                      <mi mathvariant="normal">T</mi>
                    </mrow>
                    <mrow>
                      <mo fence="true" form="prefix" stretchy="false">(</mo>
                      <mrow>
                        <mi mathvariant="normal">s</mi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i>const</mi>
                    <mo stretchy="false">≝</mo>
                    <mn>1</mn>
                  </mrow>
                </mtd>
              </mtr>
              <mtr>
                <mtd>
                  <mrow>
                    <mi>position</mi>
                    <mo stretchy="false">≝</mo>
                    <mi mathvariant="normal">s</mi>
                  </mrow>
                </mtd>
              </mtr>
              <mtr>
                <mtd>
                  <mrow>
                    <mi>const</mi>
                    <mo stretchy="false">≝</mo>
                    <mn>1</mn>
                  </mrow>
                </mtd>
              </mtr>
            </mtable>
          </mrow>
          <mo fence="true" form="postfix" stretchy="true">)</mo>
        </mrow>
      </mrow>
      <mtext>       </mtext>
      <mfrac>
        <mi mathvariant="normal">d</mi>
        <mi>dt</mi>
      </mfrac>
      <mrow>
        <mrow>
          <mo fence="true" form="prefix" stretchy="true">(</mo>
          <mrow>
            <mfrac>
              <mrow>
                <mo stretchy="false">∂</mo>
                <mi mathvariant="normal">L</mi>
              </mrow>
              <mrow>
                <mo stretchy="false">∂</mo>
                <mover accent="true">
                  <mi mathvariant="normal">q</mi>
                  <mo stretchy="false">˙</mo>
                </mover>
              </mrow>
            </mfrac>
          </mrow>
          <mo fence="true" form="postfix" stretchy="true">)</mo>
        </mrow>
        <mo stretchy="false">=</mo>
        <mfrac>
          <mrow>
            <mo stretchy="false">∂</mo>
            <mi mathvariant="normal">L</mi>
          </mrow>
          <mrow>
            <mo stretchy="false">∂</mo>
            <mi mathvariant="normal">q</mi>
          </mrow>
        </mfrac>
      </mrow>
      <mi mathvariant="normal">L</mi>
      <mtext>;      </mtext>
      <mrow>
        <munderover>
          <mo stretchy="false">∫</mo>
          <mi mathvariant="normal">a</mi>
          <mi mathvariant="normal">b</mi>
        </munderover>
        <mi mathvariant="normal">f</mi>
      </mrow>
      <mi mathvariant="normal">'</mi>
      <mrow>
        <mo fence="true" form="prefix" stretchy="false">(</mo>
        <mrow>
          <mi mathvariant="normal">x</mi>
        </mrow>
        <mo fence="true" form="postfix" stretchy="false">)</mo>
      </mrow>
      <mrow>
        <mi>dx</mi>
        <mo stretchy="false">=</mo>
        <mi mathvariant="normal">f</mi>
      </mrow>
      <mrow>
        <mrow>
          <mo fence="true" form="prefix" stretchy="false">(</mo>
          <mrow>
            <mi mathvariant="normal">b</mi>
          </mrow>
          <mo fence="true" form="postfix" stretchy="false">)</mo>
        </mrow>
        <mo stretchy="false">−</mo>
        <mi mathvariant="normal">f</mi>
      </mrow>
      <mrow>
        <mo fence="true" form="prefix" stretchy="false">(</mo>
        <mrow>
          <mi mathvariant="normal">a</mi>
        </mrow>
        <mo fence="true" form="postfix" stretchy="false">)</mo>
      </mrow>
      <mtext>;      </mtext>
      <mrow>
        <msub>
          <mi mathvariant="normal">G</mi>
          <mrow>
            <mi>μ</mi>
            <mi>ν</mi>
          </mrow>
        </msub>
        <mo stretchy="false">+</mo>
        <mi mathvariant="normal">Λ</mi>
      </mrow>
      <mrow>
        <msub>
          <mi mathvariant="normal">g</mi>
          <mrow>
            <mi>μ</mi>
            <mi>ν</mi>
          </mrow>
        </msub>
        <mo stretchy="false">=</mo>
        <mfrac>
          <mrow>
            <mn>8</mn>
            <mi>π</mi>
            <mi mathvariant="normal">G</mi>
          </mrow>
          <mrow>
            <mtext>   </mtext>
            <msup>
              <mi mathvariant="normal">c</mi>
              <mn>4</mn>
            </msup>
          </mrow>
        </mfrac>
      </mrow>
      <msub>
        <mi mathvariant="normal">T</mi>
        <mrow>
          <mi>μ</mi>
          <mi>ν</mi>
        </mrow>
      </msub>
      <mtext>;      </mtext>
      <mrow>
        <mover accent="true">
          <mi mathvariant="normal">F</mi>
          <mo stretchy="false">⃗</mo>
        </mover>
        <mo stretchy="false">=</mo>
        <mrow>
          <mi mathvariant="normal">m</mi>
          <mo stretchy="false">×</mo>
          <mover accent="true">
            <mi mathvariant="normal">a</mi>
            <mo stretchy="false">⃗</mo>
          </mover>
        </mrow>
      </mrow>
    </mrow>
    <annotation encoding="StarMath 5.0">vec x = left ( stack{x # x{'} def xp # y # y{'} def yp # z # {%DELTA p} setquotient p def zp # {kin energy} def T(s) # const def 1  # position def s # const def 1} right )
"       "
d over dt left( {partial L}over{partial dot q} right) = {partial L}over{partial q} L 
";      "
int from a to b f'(x) dx = f(b) - f(a)
";      "
G_{%mu%nu} + %LAMBDA g_{%mu %nu}= frac{8 %pi G}{"   "c^4} T_{%mu %nu} 
";      "
vec F = m times vec a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0:36:07.169000000</meta:creation-date>
    <dc:date>2025-01-31T13:55:34.508000000</dc:date>
    <meta:editing-duration>PT1H57M14S</meta:editing-duration>
    <meta:editing-cycles>11</meta:editing-cycles>
    <meta:generator>LibreOffice/24.8.4.2$Windows_X86_64 LibreOffice_project/bb3cfa12c7b1bf994ecc5649a80400d06cd71002</meta:generator>
    <meta:print-date>2025-01-31T13:46:53.790000000</meta:print-date>
    <meta:printed-by>PDF files</meta:printed-by>
  </office:meta>
</office:document-meta>
</file>